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6f63" officeooo:paragraph-rsid="001c6f63" style:font-weight-asian="bold" style:font-weight-complex="bold"/>
    </style:style>
    <style:style style:name="P2" style:family="paragraph" style:parent-style-name="Standard">
      <style:text-properties fo:color="#000000" fo:font-size="14pt" fo:font-weight="normal" officeooo:rsid="001c6f63" officeooo:paragraph-rsid="001c6f63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text-properties fo:color="#000000" fo:font-size="14pt" fo:font-weight="normal" officeooo:rsid="001c6f63" officeooo:paragraph-rsid="001c6f63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text-properties fo:color="#000000" fo:font-size="14pt" fo:font-weight="bold" officeooo:rsid="001c6f63" officeooo:paragraph-rsid="001c6f63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000000" fo:font-size="14pt" fo:font-weight="bold" officeooo:rsid="001c6f63" officeooo:paragraph-rsid="001c6f63" style:font-size-asian="12.25pt" style:font-weight-asian="bold" style:font-size-complex="14pt" style:font-weight-complex="bold"/>
    </style:style>
    <style:style style:name="T1" style:family="text">
      <style:text-properties fo:color="#ce181e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00"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Bash Shell Scripting</text:span></text:p>
      <text:p text:style-name="P2"/>
      <text:p text:style-name="P2">What is Bash?</text:p>
      <text:p text:style-name="P2">What is Shell?</text:p>
      <text:p text:style-name="P2">What is Shell Scripting?</text:p>
      <text:p text:style-name="P2"/>
      <text:p text:style-name="P2">Shell scripting is interpreted and not compiled.</text:p>
      <text:p text:style-name="P2"/>
      <text:p text:style-name="P2">What is sh?</text:p>
      <text:p text:style-name="P2">Sh stands for Bourne shell which is the original shell still used on UNIX system or UNIX like environment.</text:p>
      <text:p text:style-name="P2"/>
      <text:p text:style-name="P2">What is Bash?</text:p>
      <text:p text:style-name="P2">Bash stands for Bourne Again Shell. After sh, bash was re-invented.</text:p>
      <text:p text:style-name="P2"/>
      <text:list xml:id="list157513992" text:style-name="L1">
        <text:list-item>
          <text:p text:style-name="P3">To know where bash is located in our system, type in terminal</text:p>
          <text:p text:style-name="P4">which bash</text:p>
        </text:list-item>
        <text:list-item>
          <text:p text:style-name="P3">To create a file via terminal, use</text:p>
          <text:p text:style-name="P4">touch filename</text:p>
        </text:list-item>
        <text:list-item>
          <text:p text:style-name="P3">To know the permissions to the file, use</text:p>
          <text:p text:style-name="P4">la -al</text:p>
        </text:list-item>
      </text:list>
      <text:p text:style-name="P2"/>
      <text:p text:style-name="P2">Bash scripts are written in .sh file</text:p>
      <text:p text:style-name="P2"/>
      <text:p text:style-name="P2">create a .sh file, let say</text:p>
      <text:p text:style-name="P5">touch hello.sh</text:p>
      <text:p text:style-name="P5"/>
      <text:p text:style-name="P2">In this file first line should be path of bash</text:p>
      <text:p text:style-name="P2"/>
      <text:p text:style-name="P2">#! /<text:span text:style-name="T3">bin</text:span><text:span text:style-name="T4">/bash</text:span></text:p>
      <text:p text:style-name="P2"><text:span text:style-name="T4">echo “hello”</text:span></text:p>
      <text:p text:style-name="P2"><text:span text:style-name="T4"/></text:p>
      <text:p text:style-name="P2"><text:span text:style-name="T4">here, echo is used for printing statements on terminal.</text:span></text:p>
      <text:p text:style-name="P2"><text:span text:style-name="T4"/></text:p>
      <text:p text:style-name="P2"><text:span text:style-name="T4">We run .sh file using following command</text:span></text:p>
      <text:p text:style-name="P5"><text:span text:style-name="T4">./filename.sh</text:span></text:p>
      <text:p text:style-name="P5"><text:span text:style-name="T4">./hello.sh</text:span></text:p>
      <text:p text:style-name="P2"><text:span text:style-name="T4"/></text:p>
      <text:p text:style-name="P2"><text:span text:style-name="T4">In this case hello.sh file will run only if it is executable else it gives permission error.</text:span></text:p>
      <text:p text:style-name="P2"><text:span text:style-name="T4">So to change the permission of the file and make it executable, use</text:span></text:p>
      <text:p text:style-name="P5"><text:span text:style-name="T4">chmod +x filename.sh</text:span></text:p>
      <text:p text:style-name="P5"><text:span text:style-name="T4">chmod +x hello.sh</text:span></text:p>
      <text:p text:style-name="P2"><text:span text:style-name="T4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3:32:50.923345547</meta:creation-date>
    <dc:date>2019-01-14T13:45:32.179239414</dc:date>
    <meta:editing-duration>PT41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29" meta:word-count="175" meta:character-count="950" meta:non-whitespace-character-count="803"/>
  </office:meta>
</office:document-meta>
</file>